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dc676" officeooo:paragraph-rsid="001dc676"/>
    </style:style>
    <style:style style:name="P2" style:family="paragraph" style:parent-style-name="Standard">
      <style:text-properties officeooo:rsid="001dc676" officeooo:paragraph-rsid="001f43bf"/>
    </style:style>
    <style:style style:name="P3" style:family="paragraph" style:parent-style-name="Standard">
      <style:text-properties officeooo:rsid="001f43bf" officeooo:paragraph-rsid="001f43bf"/>
    </style:style>
    <style:style style:name="T1" style:family="text">
      <style:text-properties officeooo:rsid="001dc676"/>
    </style:style>
    <style:style style:name="T2" style:family="text">
      <style:text-properties officeooo:rsid="001eeb73"/>
    </style:style>
    <style:style style:name="T3" style:family="text">
      <style:text-properties officeooo:rsid="001f43bf"/>
    </style:style>
    <style:style style:name="T4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_rn_network.py :model of netwrk</text:p>
      <text:p text:style-name="P1">├rnnclass.py :Layer model for backpropagation and BPTT</text:p>
      <text:p text:style-name="P1">│├optimizer.py :ptimizer</text:p>
      <text:p text:style-name="P1">│└function.py :function like a sigmoid</text:p>
      <text:p text:style-name="P1">├<text:span text:style-name="T2">rnn_layer_rnn :LI model recorrent neural networks for the seccond layer</text:span></text:p>
      <text:p text:style-name="P1">│├<text:span text:style-name="T2">rnn_neuron.py :LI model neurons having recorrent conections</text:span></text:p>
      <text:p text:style-name="P3">│└ <text:span text:style-name="T1">function.py</text:span></text:p>
      <text:p text:style-name="P2"><text:span text:style-name="T3">└non_layer_rnn :LI model ordinaly neural networks for the third layer</text:span></text:p>
      <text:p text:style-name="P2"><text:span text:style-name="T3">　</text:span>├<text:span text:style-name="T3">non_neuron.py :LI model ordinary neurons</text:span></text:p>
      <text:p text:style-name="P3">　└ <text:span text:style-name="T1">function.py</text:span></text:p>
      <text:p text:style-name="P3"/>
      <text:p text:style-name="P3">numpy</text:p>
      <text:p text:style-name="P3">Ipython</text:p>
      <text:p text:style-name="P3">rand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8:01:38.953694397</meta:creation-date>
    <dc:date>2020-02-08T18:31:16.064049049</dc:date>
    <meta:editing-duration>PT8M6S</meta:editing-duration>
    <meta:editing-cycles>1</meta:editing-cycles>
    <meta:document-statistic meta:table-count="0" meta:image-count="0" meta:object-count="0" meta:page-count="1" meta:paragraph-count="13" meta:word-count="57" meta:character-count="439" meta:non-whitespace-character-count="393"/>
    <meta:generator>LibreOffice/5.1.6.2$Linux_X86_64 LibreOffice_project/10m0$Build-2</meta:generator>
  </office:meta>
</office:document-meta>
</file>